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1957in"/>
    </style:style>
    <style:style style:name="co2" style:family="table-column">
      <style:table-column-properties fo:break-before="auto" style:column-width="0.6138in"/>
    </style:style>
    <style:style style:name="co3" style:family="table-column">
      <style:table-column-properties fo:break-before="auto" style:column-width="0.6465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70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35663957656081" calcext:value-type="float">
            <text:p>2.35664</text:p>
          </table:table-cell>
          <table:table-cell office:value-type="float" office:value="2.55399068517129" calcext:value-type="float">
            <text:p>2.55399</text:p>
          </table:table-cell>
          <table:table-cell office:value-type="float" office:value="5.32685421355339" calcext:value-type="float">
            <text:p>5.32685</text:p>
          </table:table-cell>
          <table:table-cell office:value-type="float" office:value="9597600" calcext:value-type="float">
            <text:p>95976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34587136367425" calcext:value-type="float">
            <text:p>2.34587</text:p>
          </table:table-cell>
          <table:table-cell office:value-type="float" office:value="2.54453696757523" calcext:value-type="float">
            <text:p>2.54454</text:p>
          </table:table-cell>
          <table:table-cell office:value-type="float" office:value="5.42791947986997" calcext:value-type="float">
            <text:p>5.42792</text:p>
          </table:table-cell>
          <table:table-cell office:value-type="float" office:value="9597600" calcext:value-type="float">
            <text:p>95976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.18679003841015" calcext:value-type="float">
            <text:p>2.18679</text:p>
          </table:table-cell>
          <table:table-cell office:value-type="float" office:value="2.42021699649299" calcext:value-type="float">
            <text:p>2.42022</text:p>
          </table:table-cell>
          <table:table-cell office:value-type="float" office:value="3.14378006012024" calcext:value-type="float">
            <text:p>3.14378</text:p>
          </table:table-cell>
          <table:table-cell office:value-type="float" office:value="9580800" calcext:value-type="float">
            <text:p>95808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967306487976" calcext:value-type="float">
            <text:p>2.19673</text:p>
          </table:table-cell>
          <table:table-cell office:value-type="float" office:value="2.41702676185705" calcext:value-type="float">
            <text:p>2.41703</text:p>
          </table:table-cell>
          <table:table-cell office:value-type="float" office:value="3.16926728456914" calcext:value-type="float">
            <text:p>3.16927</text:p>
          </table:table-cell>
          <table:table-cell office:value-type="float" office:value="9580800" calcext:value-type="float">
            <text:p>95808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4602015087105" calcext:value-type="float">
            <text:p>2.24602</text:p>
          </table:table-cell>
          <table:table-cell office:value-type="float" office:value="2.34102515212136" calcext:value-type="float">
            <text:p>2.34103</text:p>
          </table:table-cell>
          <table:table-cell office:value-type="float" office:value="4.12430982745686" calcext:value-type="float">
            <text:p>4.12431</text:p>
          </table:table-cell>
          <table:table-cell office:value-type="float" office:value="9597600" calcext:value-type="float">
            <text:p>95976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495578061182" calcext:value-type="float">
            <text:p>2.24956</text:p>
          </table:table-cell>
          <table:table-cell office:value-type="float" office:value="2.3363967033425" calcext:value-type="float">
            <text:p>2.3364</text:p>
          </table:table-cell>
          <table:table-cell office:value-type="float" office:value="4.05608402100525" calcext:value-type="float">
            <text:p>4.05608</text:p>
          </table:table-cell>
          <table:table-cell office:value-type="float" office:value="9597600" calcext:value-type="float">
            <text:p>95976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31316082603254" calcext:value-type="float">
            <text:p>2.31316</text:p>
          </table:table-cell>
          <table:table-cell office:value-type="float" office:value="2.53321453900709" calcext:value-type="float">
            <text:p>2.53321</text:p>
          </table:table-cell>
          <table:table-cell office:value-type="float" office:value="4.25919899874844" calcext:value-type="float">
            <text:p>4.2592</text:p>
          </table:table-cell>
          <table:table-cell office:value-type="float" office:value="9588000" calcext:value-type="float">
            <text:p>9588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30284324155194" calcext:value-type="float">
            <text:p>2.30284</text:p>
          </table:table-cell>
          <table:table-cell office:value-type="float" office:value="2.31704151022111" calcext:value-type="float">
            <text:p>2.31704</text:p>
          </table:table-cell>
          <table:table-cell office:value-type="float" office:value="3.31711514392991" calcext:value-type="float">
            <text:p>3.31712</text:p>
          </table:table-cell>
          <table:table-cell office:value-type="float" office:value="9588000" calcext:value-type="float">
            <text:p>9588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30143836045056" calcext:value-type="float">
            <text:p>2.30144</text:p>
          </table:table-cell>
          <table:table-cell office:value-type="float" office:value="2.5270818731748" calcext:value-type="float">
            <text:p>2.52708</text:p>
          </table:table-cell>
          <table:table-cell office:value-type="float" office:value="4.2586170212766" calcext:value-type="float">
            <text:p>4.25862</text:p>
          </table:table-cell>
          <table:table-cell office:value-type="float" office:value="9588000" calcext:value-type="float">
            <text:p>9588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9543710888611" calcext:value-type="float">
            <text:p>2.29544</text:p>
          </table:table-cell>
          <table:table-cell office:value-type="float" office:value="2.33966134751773" calcext:value-type="float">
            <text:p>2.33966</text:p>
          </table:table-cell>
          <table:table-cell office:value-type="float" office:value="3.37489111389237" calcext:value-type="float">
            <text:p>3.37489</text:p>
          </table:table-cell>
          <table:table-cell office:value-type="float" office:value="9588000" calcext:value-type="float">
            <text:p>9588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.28971940690691" calcext:value-type="float">
            <text:p>2.28972</text:p>
          </table:table-cell>
          <table:table-cell office:value-type="float" office:value="2.23343040957624" calcext:value-type="float">
            <text:p>2.23343</text:p>
          </table:table-cell>
          <table:table-cell office:value-type="float" office:value="3.67336586586587" calcext:value-type="float">
            <text:p>3.67337</text:p>
          </table:table-cell>
          <table:table-cell office:value-type="float" office:value="9590400" calcext:value-type="float">
            <text:p>95904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8707947530864" calcext:value-type="float">
            <text:p>2.28708</text:p>
          </table:table-cell>
          <table:table-cell office:value-type="float" office:value="2.21165968051385" calcext:value-type="float">
            <text:p>2.21166</text:p>
          </table:table-cell>
          <table:table-cell office:value-type="float" office:value="3.63167792792793" calcext:value-type="float">
            <text:p>3.63168</text:p>
          </table:table-cell>
          <table:table-cell office:value-type="float" office:value="9590400" calcext:value-type="float">
            <text:p>95904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33864622405601" calcext:value-type="float">
            <text:p>2.33865</text:p>
          </table:table-cell>
          <table:table-cell office:value-type="float" office:value="2.27685254646995" calcext:value-type="float">
            <text:p>2.27685</text:p>
          </table:table-cell>
          <table:table-cell office:value-type="float" office:value="4.15176669167292" calcext:value-type="float">
            <text:p>4.15177</text:p>
          </table:table-cell>
          <table:table-cell office:value-type="float" office:value="9597600" calcext:value-type="float">
            <text:p>95976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18443315407704" calcext:value-type="float">
            <text:p>2.18443</text:p>
          </table:table-cell>
          <table:table-cell office:value-type="float" office:value="2.27671523261631" calcext:value-type="float">
            <text:p>2.27672</text:p>
          </table:table-cell>
          <table:table-cell office:value-type="float" office:value="2.84540895447724" calcext:value-type="float">
            <text:p>2.84541</text:p>
          </table:table-cell>
          <table:table-cell office:value-type="float" office:value="9595200" calcext:value-type="float">
            <text:p>95952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5821817158579" calcext:value-type="float">
            <text:p>2.15822</text:p>
          </table:table-cell>
          <table:table-cell office:value-type="float" office:value="2.27017779723195" calcext:value-type="float">
            <text:p>2.27018</text:p>
          </table:table-cell>
          <table:table-cell office:value-type="float" office:value="2.65798149074537" calcext:value-type="float">
            <text:p>2.65798</text:p>
          </table:table-cell>
          <table:table-cell office:value-type="float" office:value="9595200" calcext:value-type="float">
            <text:p>95952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33649693673418" calcext:value-type="float">
            <text:p>2.3365</text:p>
          </table:table-cell>
          <table:table-cell office:value-type="float" office:value="2.26910519296491" calcext:value-type="float">
            <text:p>2.26911</text:p>
          </table:table-cell>
          <table:table-cell office:value-type="float" office:value="4.12417104276069" calcext:value-type="float">
            <text:p>4.12417</text:p>
          </table:table-cell>
          <table:table-cell office:value-type="float" office:value="9597600" calcext:value-type="float">
            <text:p>95976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.26481398064731" calcext:value-type="float">
            <text:p>2.26481</text:p>
          </table:table-cell>
          <table:table-cell office:value-type="float" office:value="2.27134269686353" calcext:value-type="float">
            <text:p>2.27134</text:p>
          </table:table-cell>
          <table:table-cell office:value-type="float" office:value="3.51464964964965" calcext:value-type="float">
            <text:p>3.51465</text:p>
          </table:table-cell>
          <table:table-cell office:value-type="float" office:value="9590400" calcext:value-type="float">
            <text:p>9590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596413831916" calcext:value-type="float">
            <text:p>2.15964</text:p>
          </table:table-cell>
          <table:table-cell office:value-type="float" office:value="2.25696817158579" calcext:value-type="float">
            <text:p>2.25697</text:p>
          </table:table-cell>
          <table:table-cell office:value-type="float" office:value="2.6528651825913" calcext:value-type="float">
            <text:p>2.65287</text:p>
          </table:table-cell>
          <table:table-cell office:value-type="float" office:value="9595200" calcext:value-type="float">
            <text:p>95952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5552690255897" calcext:value-type="float">
            <text:p>2.25553</text:p>
          </table:table-cell>
          <table:table-cell office:value-type="float" office:value="2.39005063765941" calcext:value-type="float">
            <text:p>2.39005</text:p>
          </table:table-cell>
          <table:table-cell office:value-type="float" office:value="4.06095273818455" calcext:value-type="float">
            <text:p>4.06095</text:p>
          </table:table-cell>
          <table:table-cell office:value-type="float" office:value="9597600" calcext:value-type="float">
            <text:p>95976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.25294531966325" calcext:value-type="float">
            <text:p>2.25295</text:p>
          </table:table-cell>
          <table:table-cell office:value-type="float" office:value="2.37714147286822" calcext:value-type="float">
            <text:p>2.37714</text:p>
          </table:table-cell>
          <table:table-cell office:value-type="float" office:value="4.07874093523381" calcext:value-type="float">
            <text:p>4.07874</text:p>
          </table:table-cell>
          <table:table-cell office:value-type="float" office:value="9597600" calcext:value-type="float">
            <text:p>95976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5121217804451" calcext:value-type="float">
            <text:p>2.25121</text:p>
          </table:table-cell>
          <table:table-cell office:value-type="float" office:value="2.28320059181462" calcext:value-type="float">
            <text:p>2.2832</text:p>
          </table:table-cell>
          <table:table-cell office:value-type="float" office:value="3.48412728182045" calcext:value-type="float">
            <text:p>3.48413</text:p>
          </table:table-cell>
          <table:table-cell office:value-type="float" office:value="9597600" calcext:value-type="float">
            <text:p>95976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5097839273762" calcext:value-type="float">
            <text:p>2.25098</text:p>
          </table:table-cell>
          <table:table-cell office:value-type="float" office:value="2.3361891315261" calcext:value-type="float">
            <text:p>2.33619</text:p>
          </table:table-cell>
          <table:table-cell office:value-type="float" office:value="3.50648719879518" calcext:value-type="float">
            <text:p>3.50649</text:p>
          </table:table-cell>
          <table:table-cell office:value-type="float" office:value="9561600" calcext:value-type="float">
            <text:p>95616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2484513680347" calcext:value-type="float">
            <text:p>2.24845</text:p>
          </table:table-cell>
          <table:table-cell office:value-type="float" office:value="2.26201878962296" calcext:value-type="float">
            <text:p>2.26202</text:p>
          </table:table-cell>
          <table:table-cell office:value-type="float" office:value="3.56996621621622" calcext:value-type="float">
            <text:p>3.56997</text:p>
          </table:table-cell>
          <table:table-cell office:value-type="float" office:value="9590400" calcext:value-type="float">
            <text:p>9590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4810740833542" calcext:value-type="float">
            <text:p>2.24811</text:p>
          </table:table-cell>
          <table:table-cell office:value-type="float" office:value="2.36134427461789" calcext:value-type="float">
            <text:p>2.36134</text:p>
          </table:table-cell>
          <table:table-cell office:value-type="float" office:value="3.90755700325733" calcext:value-type="float">
            <text:p>3.90756</text:p>
          </table:table-cell>
          <table:table-cell office:value-type="float" office:value="9578400" calcext:value-type="float">
            <text:p>95784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.1831815907954" calcext:value-type="float">
            <text:p>2.18318</text:p>
          </table:table-cell>
          <table:table-cell office:value-type="float" office:value="2.24799785309321" calcext:value-type="float">
            <text:p>2.248</text:p>
          </table:table-cell>
          <table:table-cell office:value-type="float" office:value="2.78578664332166" calcext:value-type="float">
            <text:p>2.78579</text:p>
          </table:table-cell>
          <table:table-cell office:value-type="float" office:value="9595200" calcext:value-type="float">
            <text:p>95952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4638520003341" calcext:value-type="float">
            <text:p>2.24639</text:p>
          </table:table-cell>
          <table:table-cell office:value-type="float" office:value="2.36638613964754" calcext:value-type="float">
            <text:p>2.36639</text:p>
          </table:table-cell>
          <table:table-cell office:value-type="float" office:value="3.91465798045603" calcext:value-type="float">
            <text:p>3.91466</text:p>
          </table:table-cell>
          <table:table-cell office:value-type="float" office:value="9578400" calcext:value-type="float">
            <text:p>95784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4393051372155" calcext:value-type="float">
            <text:p>2.24393</text:p>
          </table:table-cell>
          <table:table-cell office:value-type="float" office:value="2.33529273343373" calcext:value-type="float">
            <text:p>2.33529</text:p>
          </table:table-cell>
          <table:table-cell office:value-type="float" office:value="3.49134287148594" calcext:value-type="float">
            <text:p>3.49134</text:p>
          </table:table-cell>
          <table:table-cell office:value-type="float" office:value="9561600" calcext:value-type="float">
            <text:p>95616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.24229057154777" calcext:value-type="float">
            <text:p>2.24229</text:p>
          </table:table-cell>
          <table:table-cell office:value-type="float" office:value="2.40595838548185" calcext:value-type="float">
            <text:p>2.40596</text:p>
          </table:table-cell>
          <table:table-cell office:value-type="float" office:value="3.7855607008761" calcext:value-type="float">
            <text:p>3.78556</text:p>
          </table:table-cell>
          <table:table-cell office:value-type="float" office:value="9588000" calcext:value-type="float">
            <text:p>9588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407357113058" calcext:value-type="float">
            <text:p>2.24074</text:p>
          </table:table-cell>
          <table:table-cell office:value-type="float" office:value="2.40291426783479" calcext:value-type="float">
            <text:p>2.40291</text:p>
          </table:table-cell>
          <table:table-cell office:value-type="float" office:value="3.80541551939925" calcext:value-type="float">
            <text:p>3.80542</text:p>
          </table:table-cell>
          <table:table-cell office:value-type="float" office:value="9588000" calcext:value-type="float">
            <text:p>9588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3678797732199" calcext:value-type="float">
            <text:p>2.23679</text:p>
          </table:table-cell>
          <table:table-cell office:value-type="float" office:value="2.24863931965983" calcext:value-type="float">
            <text:p>2.24864</text:p>
          </table:table-cell>
          <table:table-cell office:value-type="float" office:value="3.50801900950475" calcext:value-type="float">
            <text:p>3.50802</text:p>
          </table:table-cell>
          <table:table-cell office:value-type="float" office:value="9595200" calcext:value-type="float">
            <text:p>95952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3526704592815" calcext:value-type="float">
            <text:p>2.23527</text:p>
          </table:table-cell>
          <table:table-cell office:value-type="float" office:value="2.29889576560807" calcext:value-type="float">
            <text:p>2.2989</text:p>
          </table:table-cell>
          <table:table-cell office:value-type="float" office:value="3.48437234308577" calcext:value-type="float">
            <text:p>3.48437</text:p>
          </table:table-cell>
          <table:table-cell office:value-type="float" office:value="9597600" calcext:value-type="float">
            <text:p>95976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117213815241" calcext:value-type="float">
            <text:p>2.21172</text:p>
          </table:table-cell>
          <table:table-cell office:value-type="float" office:value="2.24581905536101" calcext:value-type="float">
            <text:p>2.24582</text:p>
          </table:table-cell>
          <table:table-cell office:value-type="float" office:value="3.50733616808404" calcext:value-type="float">
            <text:p>3.50734</text:p>
          </table:table-cell>
          <table:table-cell office:value-type="float" office:value="9595200" calcext:value-type="float">
            <text:p>95952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2.20728383851035" calcext:value-type="float">
            <text:p>2.20728</text:p>
          </table:table-cell>
          <table:table-cell office:value-type="float" office:value="2.22016428690715" calcext:value-type="float">
            <text:p>2.22016</text:p>
          </table:table-cell>
          <table:table-cell office:value-type="float" office:value="2.93678231462926" calcext:value-type="float">
            <text:p>2.93678</text:p>
          </table:table-cell>
          <table:table-cell office:value-type="float" office:value="9580800" calcext:value-type="float">
            <text:p>95808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0508352102102" calcext:value-type="float">
            <text:p>2.20508</text:p>
          </table:table-cell>
          <table:table-cell office:value-type="float" office:value="2.24897637220554" calcext:value-type="float">
            <text:p>2.24898</text:p>
          </table:table-cell>
          <table:table-cell office:value-type="float" office:value="3.30140015015015" calcext:value-type="float">
            <text:p>3.3014</text:p>
          </table:table-cell>
          <table:table-cell office:value-type="float" office:value="9590400" calcext:value-type="float">
            <text:p>95904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0351269384692" calcext:value-type="float">
            <text:p>2.20351</text:p>
          </table:table-cell>
          <table:table-cell office:value-type="float" office:value="2.39887370768718" calcext:value-type="float">
            <text:p>2.39887</text:p>
          </table:table-cell>
          <table:table-cell office:value-type="float" office:value="3.81512131065533" calcext:value-type="float">
            <text:p>3.81512</text:p>
          </table:table-cell>
          <table:table-cell office:value-type="float" office:value="9595200" calcext:value-type="float">
            <text:p>95952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0300316825079" calcext:value-type="float">
            <text:p>2.203</text:p>
          </table:table-cell>
          <table:table-cell office:value-type="float" office:value="2.18607522511256" calcext:value-type="float">
            <text:p>2.18608</text:p>
          </table:table-cell>
          <table:table-cell office:value-type="float" office:value="3.02760505252626" calcext:value-type="float">
            <text:p>3.02761</text:p>
          </table:table-cell>
          <table:table-cell office:value-type="float" office:value="9595200" calcext:value-type="float">
            <text:p>95952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0179006169752" calcext:value-type="float">
            <text:p>2.20179</text:p>
          </table:table-cell>
          <table:table-cell office:value-type="float" office:value="2.165745997999" calcext:value-type="float">
            <text:p>2.16575</text:p>
          </table:table-cell>
          <table:table-cell office:value-type="float" office:value="2.66517508754377" calcext:value-type="float">
            <text:p>2.66518</text:p>
          </table:table-cell>
          <table:table-cell office:value-type="float" office:value="9595200" calcext:value-type="float">
            <text:p>95952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0157554692719" calcext:value-type="float">
            <text:p>2.20158</text:p>
          </table:table-cell>
          <table:table-cell office:value-type="float" office:value="2.21304797094188" calcext:value-type="float">
            <text:p>2.21305</text:p>
          </table:table-cell>
          <table:table-cell office:value-type="float" office:value="2.97068512024048" calcext:value-type="float">
            <text:p>2.97069</text:p>
          </table:table-cell>
          <table:table-cell office:value-type="float" office:value="9580800" calcext:value-type="float">
            <text:p>95808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0094234617309" calcext:value-type="float">
            <text:p>2.20094</text:p>
          </table:table-cell>
          <table:table-cell office:value-type="float" office:value="2.18953685175921" calcext:value-type="float">
            <text:p>2.18954</text:p>
          </table:table-cell>
          <table:table-cell office:value-type="float" office:value="3.05558904452226" calcext:value-type="float">
            <text:p>3.05559</text:p>
          </table:table-cell>
          <table:table-cell office:value-type="float" office:value="9595200" calcext:value-type="float">
            <text:p>95952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0074026596632" calcext:value-type="float">
            <text:p>2.20074</text:p>
          </table:table-cell>
          <table:table-cell office:value-type="float" office:value="2.17036049274637" calcext:value-type="float">
            <text:p>2.17036</text:p>
          </table:table-cell>
          <table:table-cell office:value-type="float" office:value="2.64695597798899" calcext:value-type="float">
            <text:p>2.64696</text:p>
          </table:table-cell>
          <table:table-cell office:value-type="float" office:value="9595200" calcext:value-type="float">
            <text:p>95952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0070396547411" calcext:value-type="float">
            <text:p>2.2007</text:p>
          </table:table-cell>
          <table:table-cell office:value-type="float" office:value="2.31284671837211" calcext:value-type="float">
            <text:p>2.31285</text:p>
          </table:table-cell>
          <table:table-cell office:value-type="float" office:value="3.58959969977483" calcext:value-type="float">
            <text:p>3.5896</text:p>
          </table:table-cell>
          <table:table-cell office:value-type="float" office:value="9592800" calcext:value-type="float">
            <text:p>95928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20022564230898" calcext:value-type="float">
            <text:p>2.20023</text:p>
          </table:table-cell>
          <table:table-cell office:value-type="float" office:value="2.21849078244912" calcext:value-type="float">
            <text:p>2.21849</text:p>
          </table:table-cell>
          <table:table-cell office:value-type="float" office:value="3.2924486986987" calcext:value-type="float">
            <text:p>3.29245</text:p>
          </table:table-cell>
          <table:table-cell office:value-type="float" office:value="9590400" calcext:value-type="float">
            <text:p>95904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19887217496456" calcext:value-type="float">
            <text:p>2.19887</text:p>
          </table:table-cell>
          <table:table-cell office:value-type="float" office:value="2.32584886581603" calcext:value-type="float">
            <text:p>2.32585</text:p>
          </table:table-cell>
          <table:table-cell office:value-type="float" office:value="3.58279709782337" calcext:value-type="float">
            <text:p>3.5828</text:p>
          </table:table-cell>
          <table:table-cell office:value-type="float" office:value="9592800" calcext:value-type="float">
            <text:p>95928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9225980023404" calcext:value-type="float">
            <text:p>2.19226</text:p>
          </table:table-cell>
          <table:table-cell office:value-type="float" office:value="2.26772964727516" calcext:value-type="float">
            <text:p>2.26773</text:p>
          </table:table-cell>
          <table:table-cell office:value-type="float" office:value="3.04022818455366" calcext:value-type="float">
            <text:p>3.04023</text:p>
          </table:table-cell>
          <table:table-cell office:value-type="float" office:value="9571200" calcext:value-type="float">
            <text:p>95712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8698349174587" calcext:value-type="float">
            <text:p>2.18698</text:p>
          </table:table-cell>
          <table:table-cell office:value-type="float" office:value="2.39124155827914" calcext:value-type="float">
            <text:p>2.39124</text:p>
          </table:table-cell>
          <table:table-cell office:value-type="float" office:value="3.83519259629815" calcext:value-type="float">
            <text:p>3.83519</text:p>
          </table:table-cell>
          <table:table-cell office:value-type="float" office:value="9595200" calcext:value-type="float">
            <text:p>95952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8516455616851" calcext:value-type="float">
            <text:p>2.18516</text:p>
          </table:table-cell>
          <table:table-cell office:value-type="float" office:value="2.27528366349047" calcext:value-type="float">
            <text:p>2.27528</text:p>
          </table:table-cell>
          <table:table-cell office:value-type="float" office:value="3.01284102306921" calcext:value-type="float">
            <text:p>3.01284</text:p>
          </table:table-cell>
          <table:table-cell office:value-type="float" office:value="9571200" calcext:value-type="float">
            <text:p>95712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16322210407806" calcext:value-type="float">
            <text:p>2.16322</text:p>
          </table:table-cell>
          <table:table-cell office:value-type="float" office:value="2.15988543490952" calcext:value-type="float">
            <text:p>2.15989</text:p>
          </table:table-cell>
          <table:table-cell office:value-type="float" office:value="2.81568051038279" calcext:value-type="float">
            <text:p>2.81568</text:p>
          </table:table-cell>
          <table:table-cell office:value-type="float" office:value="9592800" calcext:value-type="float">
            <text:p>95928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6246068985652" calcext:value-type="float">
            <text:p>2.16246</text:p>
          </table:table-cell>
          <table:table-cell office:value-type="float" office:value="2.31151015598932" calcext:value-type="float">
            <text:p>2.31151</text:p>
          </table:table-cell>
          <table:table-cell office:value-type="float" office:value="3.32413663663664" calcext:value-type="float">
            <text:p>3.32414</text:p>
          </table:table-cell>
          <table:table-cell office:value-type="float" office:value="9590400" calcext:value-type="float">
            <text:p>95904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607372997998" calcext:value-type="float">
            <text:p>2.16074</text:p>
          </table:table-cell>
          <table:table-cell office:value-type="float" office:value="2.30900807057057" calcext:value-type="float">
            <text:p>2.30901</text:p>
          </table:table-cell>
          <table:table-cell office:value-type="float" office:value="3.22088588588589" calcext:value-type="float">
            <text:p>3.22089</text:p>
          </table:table-cell>
          <table:table-cell office:value-type="float" office:value="9590400" calcext:value-type="float">
            <text:p>95904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5783691935618" calcext:value-type="float">
            <text:p>2.15784</text:p>
          </table:table-cell>
          <table:table-cell office:value-type="float" office:value="2.14676747143691" calcext:value-type="float">
            <text:p>2.14677</text:p>
          </table:table-cell>
          <table:table-cell office:value-type="float" office:value="2.83545283962972" calcext:value-type="float">
            <text:p>2.83545</text:p>
          </table:table-cell>
          <table:table-cell office:value-type="float" office:value="9592800" calcext:value-type="float">
            <text:p>95928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4955165082541" calcext:value-type="float">
            <text:p>2.14955</text:p>
          </table:table-cell>
          <table:table-cell office:value-type="float" office:value="2.22070920877105" calcext:value-type="float">
            <text:p>2.22071</text:p>
          </table:table-cell>
          <table:table-cell office:value-type="float" office:value="2.98731615807904" calcext:value-type="float">
            <text:p>2.98732</text:p>
          </table:table-cell>
          <table:table-cell office:value-type="float" office:value="9595200" calcext:value-type="float">
            <text:p>95952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4880523595131" calcext:value-type="float">
            <text:p>2.14881</text:p>
          </table:table-cell>
          <table:table-cell office:value-type="float" office:value="2.21690115891279" calcext:value-type="float">
            <text:p>2.2169</text:p>
          </table:table-cell>
          <table:table-cell office:value-type="float" office:value="3.03624812406203" calcext:value-type="float">
            <text:p>3.03625</text:p>
          </table:table-cell>
          <table:table-cell office:value-type="float" office:value="9595200" calcext:value-type="float">
            <text:p>95952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13889389389389" calcext:value-type="float">
            <text:p>2.13889</text:p>
          </table:table-cell>
          <table:table-cell office:value-type="float" office:value="2.23329704704705" calcext:value-type="float">
            <text:p>2.2333</text:p>
          </table:table-cell>
          <table:table-cell office:value-type="float" office:value="3.28597722722723" calcext:value-type="float">
            <text:p>3.28598</text:p>
          </table:table-cell>
          <table:table-cell office:value-type="float" office:value="9590400" calcext:value-type="float">
            <text:p>95904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339745034218" calcext:value-type="float">
            <text:p>2.13397</text:p>
          </table:table-cell>
          <table:table-cell office:value-type="float" office:value="2.22256749707895" calcext:value-type="float">
            <text:p>2.22257</text:p>
          </table:table-cell>
          <table:table-cell office:value-type="float" office:value="2.84055207811718" calcext:value-type="float">
            <text:p>2.84055</text:p>
          </table:table-cell>
          <table:table-cell office:value-type="float" office:value="9585600" calcext:value-type="float">
            <text:p>95856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3098668836588" calcext:value-type="float">
            <text:p>2.13099</text:p>
          </table:table-cell>
          <table:table-cell office:value-type="float" office:value="2.20631457603071" calcext:value-type="float">
            <text:p>2.20631</text:p>
          </table:table-cell>
          <table:table-cell office:value-type="float" office:value="2.84525162744116" calcext:value-type="float">
            <text:p>2.84525</text:p>
          </table:table-cell>
          <table:table-cell office:value-type="float" office:value="9585600" calcext:value-type="float">
            <text:p>95856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1937291458125" calcext:value-type="float">
            <text:p>2.11937</text:p>
          </table:table-cell>
          <table:table-cell office:value-type="float" office:value="2.2178099974975" calcext:value-type="float">
            <text:p>2.21781</text:p>
          </table:table-cell>
          <table:table-cell office:value-type="float" office:value="3.26677552552553" calcext:value-type="float">
            <text:p>3.26678</text:p>
          </table:table-cell>
          <table:table-cell office:value-type="float" office:value="9590400" calcext:value-type="float">
            <text:p>95904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1653806069702" calcext:value-type="float">
            <text:p>2.11654</text:p>
          </table:table-cell>
          <table:table-cell office:value-type="float" office:value="2.05805183841921" calcext:value-type="float">
            <text:p>2.05805</text:p>
          </table:table-cell>
          <table:table-cell office:value-type="float" office:value="2.61608054027013" calcext:value-type="float">
            <text:p>2.61608</text:p>
          </table:table-cell>
          <table:table-cell office:value-type="float" office:value="9595200" calcext:value-type="float">
            <text:p>95952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.11434967483742" calcext:value-type="float">
            <text:p>2.11435</text:p>
          </table:table-cell>
          <table:table-cell office:value-type="float" office:value="2.08418167417042" calcext:value-type="float">
            <text:p>2.08418</text:p>
          </table:table-cell>
          <table:table-cell office:value-type="float" office:value="2.63748374187094" calcext:value-type="float">
            <text:p>2.63748</text:p>
          </table:table-cell>
          <table:table-cell office:value-type="float" office:value="9595200" calcext:value-type="float">
            <text:p>95952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10902843849107" calcext:value-type="float">
            <text:p>2.10903</text:p>
          </table:table-cell>
          <table:table-cell office:value-type="float" office:value="2.05389198380905" calcext:value-type="float">
            <text:p>2.05389</text:p>
          </table:table-cell>
          <table:table-cell office:value-type="float" office:value="2.40990610916375" calcext:value-type="float">
            <text:p>2.40991</text:p>
          </table:table-cell>
          <table:table-cell office:value-type="float" office:value="9585600" calcext:value-type="float">
            <text:p>95856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0357776247705" calcext:value-type="float">
            <text:p>2.10358</text:p>
          </table:table-cell>
          <table:table-cell office:value-type="float" office:value="2.05032350609247" calcext:value-type="float">
            <text:p>2.05032</text:p>
          </table:table-cell>
          <table:table-cell office:value-type="float" office:value="2.37826990485729" calcext:value-type="float">
            <text:p>2.37827</text:p>
          </table:table-cell>
          <table:table-cell office:value-type="float" office:value="9585600" calcext:value-type="float">
            <text:p>95856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SUM([.A1:.A5])" office:value-type="float" office:value="3" calcext:value-type="float">
            <text:p>3</text:p>
          </table:table-cell>
          <table:table-cell table:formula="of:=SUM([.B1:.B5])" office:value-type="float" office:value="3" calcext:value-type="float">
            <text:p>3</text:p>
          </table:table-cell>
          <table:table-cell table:formula="of:=SUM([.C1:.C5])" office:value-type="float" office:value="4" calcext:value-type="float">
            <text:p>4</text:p>
          </table:table-cell>
          <table:table-cell table:formula="of:=SUM([.D1:.D5])" office:value-type="float" office:value="2" calcext:value-type="float">
            <text:p>2</text:p>
          </table:table-cell>
          <table:table-cell table:formula="of:=SUM([.E1:.E5])" office:value-type="float" office:value="3" calcext:value-type="float">
            <text:p>3</text:p>
          </table:table-cell>
          <table:table-cell table:formula="of:=SUM([.F1:.F5])" office:value-type="float" office:value="2" calcext:value-type="float">
            <text:p>2</text:p>
          </table:table-cell>
          <table:table-cell table:formula="of:=SUM([.G1:.G5])" office:value-type="float" office:value="1" calcext:value-type="float">
            <text:p>1</text:p>
          </table:table-cell>
          <table:table-cell table:formula="of:=SUM([.H1:.H5])" office:value-type="float" office:value="3" calcext:value-type="float">
            <text:p>3</text:p>
          </table:table-cell>
          <table:table-cell table:formula="of:=SUM([.I1:.I5])" office:value-type="float" office:value="2" calcext:value-type="float">
            <text:p>2</text:p>
          </table:table-cell>
          <table:table-cell table:formula="of:=SUM([.J1:.J5])" office:value-type="float" office:value="3" calcext:value-type="float">
            <text:p>3</text:p>
          </table:table-cell>
          <table:table-cell table:formula="of:=SUM([.K1:.K5])" office:value-type="float" office:value="2" calcext:value-type="float">
            <text:p>2</text:p>
          </table:table-cell>
          <table:table-cell table:formula="of:=SUM([.L1:.L5])" office:value-type="float" office:value="1" calcext:value-type="float">
            <text:p>1</text:p>
          </table:table-cell>
          <table:table-cell table:formula="of:=SUM([.M1:.M5])" office:value-type="float" office:value="2" calcext:value-type="float">
            <text:p>2</text:p>
          </table:table-cell>
          <table:table-cell table:formula="of:=SUM([.N1:.N5])" office:value-type="float" office:value="2" calcext:value-type="float">
            <text:p>2</text:p>
          </table:table-cell>
          <table:table-cell table:formula="of:=SUM([.O1:.O5])" office:value-type="float" office:value="2" calcext:value-type="float">
            <text:p>2</text:p>
          </table:table-cell>
          <table:table-cell table:formula="of:=SUM([.P1:.P5])" office:value-type="float" office:value="3" calcext:value-type="float">
            <text:p>3</text:p>
          </table:table-cell>
          <table:table-cell table:formula="of:=SUM([.Q1:.Q5])" office:value-type="float" office:value="2" calcext:value-type="float">
            <text:p>2</text:p>
          </table:table-cell>
          <table:table-cell table:formula="of:=SUM([.R1:.R5])" office:value-type="float" office:value="3" calcext:value-type="float">
            <text:p>3</text:p>
          </table:table-cell>
          <table:table-cell table:formula="of:=SUM([.S1:.S5])" office:value-type="float" office:value="2" calcext:value-type="float">
            <text:p>2</text:p>
          </table:table-cell>
          <table:table-cell table:formula="of:=SUM([.T1:.T5])" office:value-type="float" office:value="2" calcext:value-type="float">
            <text:p>2</text:p>
          </table:table-cell>
          <table:table-cell table:formula="of:=SUM([.U1:.U5])" office:value-type="float" office:value="2" calcext:value-type="float">
            <text:p>2</text:p>
          </table:table-cell>
          <table:table-cell table:formula="of:=SUM([.V1:.V5])" office:value-type="float" office:value="3" calcext:value-type="float">
            <text:p>3</text:p>
          </table:table-cell>
          <table:table-cell table:formula="of:=SUM([.W1:.W5])" office:value-type="float" office:value="3" calcext:value-type="float">
            <text:p>3</text:p>
          </table:table-cell>
          <table:table-cell table:formula="of:=SUM([.X1:.X5])" office:value-type="float" office:value="2" calcext:value-type="float">
            <text:p>2</text:p>
          </table:table-cell>
          <table:table-cell table:formula="of:=SUM([.Y1:.Y5])" office:value-type="float" office:value="4" calcext:value-type="float">
            <text:p>4</text:p>
          </table:table-cell>
          <table:table-cell table:formula="of:=SUM([.Z1:.Z5])" office:value-type="float" office:value="2" calcext:value-type="float">
            <text:p>2</text:p>
          </table:table-cell>
          <table:table-cell table:formula="of:=SUM([.AA1:.AA5])" office:value-type="float" office:value="2" calcext:value-type="float">
            <text:p>2</text:p>
          </table:table-cell>
          <table:table-cell table:formula="of:=SUM([.AB1:.AB5])" office:value-type="float" office:value="3" calcext:value-type="float">
            <text:p>3</text:p>
          </table:table-cell>
          <table:table-cell table:formula="of:=SUM([.AC1:.AC5])" office:value-type="float" office:value="2" calcext:value-type="float">
            <text:p>2</text:p>
          </table:table-cell>
          <table:table-cell table:formula="of:=SUM([.AD1:.AD5])" office:value-type="float" office:value="3" calcext:value-type="float">
            <text:p>3</text:p>
          </table:table-cell>
          <table:table-cell table:formula="of:=SUM([.AE1:.AE5])" office:value-type="float" office:value="1" calcext:value-type="float">
            <text:p>1</text:p>
          </table:table-cell>
          <table:table-cell table:formula="of:=SUM([.AF1:.AF5])" office:value-type="float" office:value="3" calcext:value-type="float">
            <text:p>3</text:p>
          </table:table-cell>
          <table:table-cell table:formula="of:=SUM([.AG1:.AG5])" office:value-type="float" office:value="2" calcext:value-type="float">
            <text:p>2</text:p>
          </table:table-cell>
          <table:table-cell table:formula="of:=SUM([.AH1:.AH5])" office:value-type="float" office:value="1" calcext:value-type="float">
            <text:p>1</text:p>
          </table:table-cell>
          <table:table-cell table:formula="of:=SUM([.AI1:.AI5])" office:value-type="float" office:value="2" calcext:value-type="float">
            <text:p>2</text:p>
          </table:table-cell>
          <table:table-cell table:formula="of:=SUM([.AJ1:.AJ5])" office:value-type="float" office:value="2" calcext:value-type="float">
            <text:p>2</text:p>
          </table:table-cell>
          <table:table-cell table:formula="of:=SUM([.AK1:.AK5])" office:value-type="float" office:value="4" calcext:value-type="float">
            <text:p>4</text:p>
          </table:table-cell>
          <table:table-cell table:formula="of:=SUM([.AL1:.AL5])" office:value-type="float" office:value="2" calcext:value-type="float">
            <text:p>2</text:p>
          </table:table-cell>
          <table:table-cell table:formula="of:=SUM([.AM1:.AM5])" office:value-type="float" office:value="3" calcext:value-type="float">
            <text:p>3</text:p>
          </table:table-cell>
          <table:table-cell table:formula="of:=SUM([.AN1:.AN5])" office:value-type="float" office:value="3" calcext:value-type="float">
            <text:p>3</text:p>
          </table:table-cell>
          <table:table-cell table:formula="of:=SUM([.AO1:.AO5])" office:value-type="float" office:value="2" calcext:value-type="float">
            <text:p>2</text:p>
          </table:table-cell>
          <table:table-cell table:formula="of:=SUM([.AP1:.AP5])" office:value-type="float" office:value="2" calcext:value-type="float">
            <text:p>2</text:p>
          </table:table-cell>
          <table:table-cell table:formula="of:=SUM([.AQ1:.AQ5])" office:value-type="float" office:value="3" calcext:value-type="float">
            <text:p>3</text:p>
          </table:table-cell>
          <table:table-cell table:formula="of:=SUM([.AR1:.AR5])" office:value-type="float" office:value="2" calcext:value-type="float">
            <text:p>2</text:p>
          </table:table-cell>
          <table:table-cell table:formula="of:=SUM([.AS1:.AS5])" office:value-type="float" office:value="4" calcext:value-type="float">
            <text:p>4</text:p>
          </table:table-cell>
          <table:table-cell table:formula="of:=SUM([.AT1:.AT5])" office:value-type="float" office:value="3" calcext:value-type="float">
            <text:p>3</text:p>
          </table:table-cell>
          <table:table-cell table:formula="of:=SUM([.AU1:.AU5])" office:value-type="float" office:value="4" calcext:value-type="float">
            <text:p>4</text:p>
          </table:table-cell>
          <table:table-cell table:formula="of:=SUM([.AV1:.AV5])" office:value-type="float" office:value="4" calcext:value-type="float">
            <text:p>4</text:p>
          </table:table-cell>
          <table:table-cell table:formula="of:=SUM([.AW1:.AW5])" office:value-type="float" office:value="2" calcext:value-type="float">
            <text:p>2</text:p>
          </table:table-cell>
          <table:table-cell table:formula="of:=SUM([.AX1:.AX5])" office:value-type="float" office:value="1" calcext:value-type="float">
            <text:p>1</text:p>
          </table:table-cell>
          <table:table-cell table:formula="of:=SUM([.AY1:.AY5])" office:value-type="float" office:value="2" calcext:value-type="float">
            <text:p>2</text:p>
          </table:table-cell>
          <table:table-cell table:formula="of:=SUM([.AZ1:.AZ5])" office:value-type="float" office:value="2" calcext:value-type="float">
            <text:p>2</text:p>
          </table:table-cell>
          <table:table-cell table:formula="of:=SUM([.BA1:.BA5])" office:value-type="float" office:value="5" calcext:value-type="float">
            <text:p>5</text:p>
          </table:table-cell>
          <table:table-cell table:formula="of:=SUM([.BB1:.BB5])" office:value-type="float" office:value="2" calcext:value-type="float">
            <text:p>2</text:p>
          </table:table-cell>
          <table:table-cell table:formula="of:=SUM([.BC1:.BC5])" office:value-type="float" office:value="2" calcext:value-type="float">
            <text:p>2</text:p>
          </table:table-cell>
          <table:table-cell table:formula="of:=SUM([.BD1:.BD5])" office:value-type="float" office:value="4" calcext:value-type="float">
            <text:p>4</text:p>
          </table:table-cell>
          <table:table-cell table:formula="of:=SUM([.BE1:.BE5])" office:value-type="float" office:value="3" calcext:value-type="float">
            <text:p>3</text:p>
          </table:table-cell>
          <table:table-cell table:formula="of:=SUM([.BF1:.BF5])" office:value-type="float" office:value="3" calcext:value-type="float">
            <text:p>3</text:p>
          </table:table-cell>
          <table:table-cell table:formula="of:=SUM([.BG1:.BG5])" office:value-type="float" office:value="2" calcext:value-type="float">
            <text:p>2</text:p>
          </table:table-cell>
          <table:table-cell table:formula="of:=SUM([.BH1:.BH5])" office:value-type="float" office:value="1" calcext:value-type="float">
            <text:p>1</text:p>
          </table:table-cell>
          <table:table-cell table:formula="of:=SUM([.BI1:.BI5])" office:value-type="float" office:value="2" calcext:value-type="float">
            <text:p>2</text:p>
          </table:table-cell>
          <table:table-cell table:formula="of:=SUM([.BJ1:.BJ5])" office:value-type="float" office:value="3" calcext:value-type="float">
            <text:p>3</text:p>
          </table:table-cell>
          <table:table-cell table:formula="of:=SUM([.BK1:.BK5])" office:value-type="float" office:value="2" calcext:value-type="float">
            <text:p>2</text:p>
          </table:table-cell>
          <table:table-cell table:formula="of:=SUM([.BL1:.BL5])" office:value-type="float" office:value="3" calcext:value-type="float">
            <text:p>3</text:p>
          </table:table-cell>
          <table:table-cell table:formula="of:=SUM([.BM1:.BM5])" office:value-type="float" office:value="4" calcext:value-type="float">
            <text:p>4</text:p>
          </table:table-cell>
          <table:table-cell table:formula="of:=SUM([.BN1:.BN5])" office:value-type="float" office:value="2" calcext:value-type="float">
            <text:p>2</text:p>
          </table:table-cell>
          <table:table-cell table:formula="of:=SUM([.BO1:.BO5])" office:value-type="float" office:value="2" calcext:value-type="float">
            <text:p>2</text:p>
          </table:table-cell>
          <table:table-cell table:formula="of:=SUM([.BP1:.BP5])" office:value-type="float" office:value="3" calcext:value-type="float">
            <text:p>3</text:p>
          </table:table-cell>
          <table:table-cell table:formula="of:=SUM([.BQ1:.BQ5])" office:value-type="float" office:value="3" calcext:value-type="float">
            <text:p>3</text:p>
          </table:table-cell>
          <table:table-cell table:formula="of:=SUM([.BR1:.BR5]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number-columns-repeated="52"/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table-cell-properties style:decimal-places="5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22T13:16:26.025871184</dc:date>
    <meta:document-statistic meta:table-count="1" meta:cell-count="4635" meta:object-count="0"/>
    <meta:generator>LibreOffice/4.2.8.2$Linux_X86_64 LibreOffice_project/420m0$Build-2</meta:generator>
  </office:meta>
</office:document-meta>
</file>